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4.26704in" svg:height="4.22537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90556in" svg:height="3.3333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CTRONICA</meta:initial-creator>
    <dc:creator>ELECTRONICA</dc:creator>
    <meta:creation-date>2024-09-25T06:27:00Z</meta:creation-date>
    <dc:date>2024-09-25T06:30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3" meta:row-count="1" meta:non-whitespace-character-count="3"/>
  </office:meta>
</office:document-meta>
</file>